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654" officeooo:paragraph-rsid="0003d654"/>
    </style:style>
    <style:style style:name="P2" style:family="paragraph" style:parent-style-name="Standard">
      <style:text-properties officeooo:rsid="00059ac8" officeooo:paragraph-rsid="00059ac8"/>
    </style:style>
    <style:style style:name="P3" style:family="paragraph" style:parent-style-name="Standard">
      <style:text-properties officeooo:rsid="0006d5b1" officeooo:paragraph-rsid="0006d5b1"/>
    </style:style>
    <style:style style:name="P4" style:family="paragraph" style:parent-style-name="Standard">
      <style:text-properties fo:font-style="italic" officeooo:rsid="0006d5b1" officeooo:paragraph-rsid="0006d5b1" style:font-style-asian="italic" style:font-style-complex="italic"/>
    </style:style>
    <style:style style:name="P5" style:family="paragraph" style:parent-style-name="Standard">
      <style:text-properties fo:font-style="normal" officeooo:rsid="0006d5b1" officeooo:paragraph-rsid="0006d5b1" style:font-style-asian="normal" style:font-style-complex="normal"/>
    </style:style>
    <style:style style:name="P6" style:family="paragraph" style:parent-style-name="Standard">
      <style:text-properties fo:font-style="normal" officeooo:rsid="0007a64d" officeooo:paragraph-rsid="0006d5b1" style:font-style-asian="normal" style:font-style-complex="normal"/>
    </style:style>
    <style:style style:name="P7" style:family="paragraph" style:parent-style-name="Standard">
      <style:text-properties fo:font-style="normal" officeooo:rsid="0007a64d" officeooo:paragraph-rsid="0007a64d" style:font-style-asian="normal" style:font-style-complex="normal"/>
    </style:style>
    <style:style style:name="P8" style:family="paragraph" style:parent-style-name="Preformatted_20_Text">
      <style:text-properties officeooo:rsid="0003d654" officeooo:paragraph-rsid="0003d654"/>
    </style:style>
    <style:style style:name="P9" style:family="paragraph" style:parent-style-name="Preformatted_20_Text">
      <style:text-properties fo:font-style="normal" officeooo:rsid="0014e587" officeooo:paragraph-rsid="0014e587" style:font-style-asian="normal" style:font-style-complex="normal"/>
    </style:style>
    <style:style style:name="P10" style:family="paragraph" style:parent-style-name="Preformatted_20_Text">
      <style:text-properties fo:font-style="normal" officeooo:rsid="00169a5d" officeooo:paragraph-rsid="00169a5d" style:font-style-asian="normal" style:font-style-complex="normal"/>
    </style:style>
    <style:style style:name="P11" style:family="paragraph" style:parent-style-name="Standard">
      <style:text-properties officeooo:rsid="0003d654" officeooo:paragraph-rsid="0003d654"/>
    </style:style>
    <style:style style:name="P12" style:family="paragraph" style:parent-style-name="Standard">
      <style:text-properties officeooo:rsid="000a844d" officeooo:paragraph-rsid="000a844d"/>
    </style:style>
    <style:style style:name="P13" style:family="paragraph" style:parent-style-name="Standard">
      <style:text-properties fo:font-style="normal" officeooo:rsid="000a844d" officeooo:paragraph-rsid="000a844d" style:font-style-asian="normal" style:font-style-complex="normal"/>
    </style:style>
    <style:style style:name="P14" style:family="paragraph" style:parent-style-name="Standard">
      <style:text-properties fo:font-style="normal" officeooo:rsid="0007a64d" officeooo:paragraph-rsid="0007a64d" style:font-style-asian="normal" style:font-style-complex="normal"/>
    </style:style>
    <style:style style:name="P15" style:family="paragraph" style:parent-style-name="Standard">
      <style:text-properties fo:font-style="normal" officeooo:rsid="000c2848" officeooo:paragraph-rsid="000c2848" style:font-style-asian="normal" style:font-style-complex="normal"/>
    </style:style>
    <style:style style:name="P16" style:family="paragraph" style:parent-style-name="Standard">
      <style:text-properties fo:font-style="normal" officeooo:rsid="000cc87b" officeooo:paragraph-rsid="000cc87b" style:font-style-asian="normal" style:font-style-complex="normal"/>
    </style:style>
    <style:style style:name="P17" style:family="paragraph" style:parent-style-name="Standard">
      <style:text-properties fo:font-style="normal" officeooo:rsid="000ea2ab" officeooo:paragraph-rsid="000ea2ab" style:font-style-asian="normal" style:font-style-complex="normal"/>
    </style:style>
    <style:style style:name="P18" style:family="paragraph" style:parent-style-name="Standard">
      <style:text-properties fo:font-style="normal" officeooo:rsid="000fba67" officeooo:paragraph-rsid="000fba67" style:font-style-asian="normal" style:font-style-complex="normal"/>
    </style:style>
    <style:style style:name="P19" style:family="paragraph" style:parent-style-name="Standard">
      <style:text-properties fo:font-style="normal" officeooo:rsid="001177e0" officeooo:paragraph-rsid="001177e0" style:font-style-asian="normal" style:font-style-complex="normal"/>
    </style:style>
    <style:style style:name="P20" style:family="paragraph" style:parent-style-name="Standard">
      <style:text-properties fo:font-style="normal" officeooo:rsid="00125478" officeooo:paragraph-rsid="00125478" style:font-style-asian="normal" style:font-style-complex="normal"/>
    </style:style>
    <style:style style:name="P21" style:family="paragraph" style:parent-style-name="Standard">
      <style:text-properties fo:font-style="normal" officeooo:rsid="00134cf8" officeooo:paragraph-rsid="00134cf8" style:font-style-asian="normal" style:font-style-complex="normal"/>
    </style:style>
    <style:style style:name="P22" style:family="paragraph" style:parent-style-name="Standard">
      <style:text-properties fo:font-style="normal" officeooo:rsid="0014e587" officeooo:paragraph-rsid="0014e587" style:font-style-asian="normal" style:font-style-complex="normal"/>
    </style:style>
    <style:style style:name="P23" style:family="paragraph" style:parent-style-name="Standard">
      <style:text-properties fo:color="#3333ff" style:font-name="courier" fo:font-style="normal" officeooo:rsid="00134cf8" officeooo:paragraph-rsid="00134cf8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a64d" style:font-style-asian="normal" style:font-style-complex="normal"/>
    </style:style>
    <style:style style:name="T3" style:family="text">
      <style:text-properties officeooo:rsid="000fba67"/>
    </style:style>
    <style:style style:name="T4" style:family="text">
      <style:text-properties officeooo:rsid="00169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führung in die Informatik</text:p>
      <text:p text:style-name="P1">Übung 3</text:p>
      <text:p text:style-name="P1">Tim Rumrich, Dienstag 10-11Uhr</text:p>
      <text:p text:style-name="P1"/>
      <text:p text:style-name="P1">3.1</text:p>
      <text:p text:style-name="P1"/>
      <text:p text:style-name="P1">a)</text:p>
      <text:p text:style-name="P1">ls -aR &gt; ls.txt</text:p>
      <text:p text:style-name="P1"/>
      <text:p text:style-name="P1">b)</text:p>
      <text:p text:style-name="P1">cat meineErsteDatei &gt;&gt; ls.txt</text:p>
      <text:p text:style-name="P1">less ls.txt</text:p>
      <text:p text:style-name="P1"/>
      <text:p text:style-name="P1">c)</text:p>
      <text:p text:style-name="P1">cat &gt; yes</text:p>
      <text:p text:style-name="P1">y</text:p>
      <text:p text:style-name="P1">Strg+D</text:p>
      <text:p text:style-name="P1">cat &gt; no</text:p>
      <text:p text:style-name="P1">n</text:p>
      <text:p text:style-name="P1">Strg+D</text:p>
      <text:p text:style-name="P1"/>
      <text:p text:style-name="P1">d)</text:p>
      <text:p text:style-name="P12">rm -i ls.txt &lt; no</text:p>
      <text:p text:style-name="P12">rm -i ls.txt &lt; yes</text:p>
      <text:p text:style-name="P1"/>
      <text:p text:style-name="P1">e)</text:p>
      <text:p text:style-name="P12">ls -aR|more</text:p>
      <text:p text:style-name="P1"/>
      <text:p text:style-name="P1">f)</text:p>
      <text:p text:style-name="P8">set -o noclobber</text:p>
      <text:p text:style-name="P12">überschreiben wird geforced mit &gt;| </text:p>
      <text:p text:style-name="P1"/>
      <text:p text:style-name="P1">3.2</text:p>
      <text:p text:style-name="P12">tar -xf uebung3.tar.gz</text:p>
      <text:p text:style-name="P1"/>
      <text:p text:style-name="P2">3.3</text:p>
      <text:p text:style-name="P2">a) Eine Menge Zeilen die zum größten Teil Zeile &lt;Nummer&gt; als Inhalt haben</text:p>
      <text:p text:style-name="P2">b) head -n 8 test</text:p>
      <text:p text:style-name="P2">c) tail -n 10 test</text:p>
      <text:p text:style-name="P2">d) head -15 test | tail -5</text:p>
      <text:p text:style-name="P2"/>
      <text:p text:style-name="P2">3.4</text:p>
      <text:p text:style-name="P3">ls -ld / benutzen tu ich immer -altr. Sieht toller aus.</text:p>
      <text:p text:style-name="P4">/ etc/ passwd <text:span text:style-name="T1">ist eine normale Datei</text:span></text:p>
      <text:p text:style-name="P5">/ bin/ ls ist eine normale Datei</text:p>
      <text:p text:style-name="P5">~ ist ein directory</text:p>
      <text:p text:style-name="P4"><text:span text:style-name="T1">Aufgabe3.3/test </text:span><text:span text:style-name="T2">ist eine normale Datei</text:span></text:p>
      <text:p text:style-name="P6">0_Vorspann.pdf ist eine normale Datei</text:p>
      <text:p text:style-name="P6"/>
      <text:p text:style-name="P7">3.5)</text:p>
      <text:p text:style-name="P7">280 Zeilen, <text:s/>2546 Wörter, 16134 Zeichen &amp; 16134 Byte</text:p>
      <text:p text:style-name="P13">wc -l &lt;file&gt;, wc -w &lt;file&gt;, wc -m &lt;file&gt; <text:s/><text:tab/>ls -altr -&gt; zahl auslesen</text:p>
      <text:p text:style-name="P7"><text:soft-page-break/>3.6)</text:p>
      <text:p text:style-name="P15">a)</text:p>
      <text:p text:style-name="P15">grep Waechter Kafka &gt; Aufgabe3.5Waechter</text:p>
      <text:p text:style-name="P15"/>
      <text:p text:style-name="P15">b)</text:p>
      <text:p text:style-name="P15">grep -c Waechter Kafka</text:p>
      <text:p text:style-name="P15"/>
      <text:p text:style-name="P15">c)</text:p>
      <text:p text:style-name="P15">grep -v Waechter Kafka &gt; Aufgabe3.5NichtWaechter</text:p>
      <text:p text:style-name="P15"/>
      <text:p text:style-name="P15">3.7)</text:p>
      <text:p text:style-name="P15">a)</text:p>
      <text:p text:style-name="P15">sort a &gt; a.sorted</text:p>
      <text:p text:style-name="P15"/>
      <text:p text:style-name="P16">b)</text:p>
      <text:p text:style-name="P16">sort -n b</text:p>
      <text:p text:style-name="P16"/>
      <text:p text:style-name="P16">c)</text:p>
      <text:p text:style-name="P16">sort -n b | uniq &gt; c.sorted</text:p>
      <text:p text:style-name="P16"/>
      <text:p text:style-name="P16">3.8)</text:p>
      <text:p text:style-name="P16">a)</text:p>
      <text:p text:style-name="P16">xdg-open 0_Vorspann.pdf</text:p>
      <text:p text:style-name="P16"/>
      <text:p text:style-name="P16">b)</text:p>
      <text:p text:style-name="P16">die ersten vorlesungsfolien</text:p>
      <text:p text:style-name="P16"/>
      <text:p text:style-name="P16">3.9)</text:p>
      <text:p text:style-name="P16">a)</text:p>
      <text:p text:style-name="P16">PostScript document text conforming DSC level 2.0</text:p>
      <text:p text:style-name="P16"/>
      <text:p text:style-name="P16">b)</text:p>
      <text:p text:style-name="P16">xdg-open ref-emacs.ps → ist auf dem kopf? Liegt das am kommando?</text:p>
      <text:p text:style-name="P16"/>
      <text:p text:style-name="P16">3.10)</text:p>
      <text:p text:style-name="P17">a) ls -l</text:p>
      <text:p text:style-name="P17"/>
      <text:p text:style-name="P17">b)</text:p>
      <text:p text:style-name="P17">text2 ist eine Verlinkung <text:span text:style-name="T3">(soft Link)</text:span> auf text1, d.h. wenn man text2 aufruft wird dort angezeigt was in text1 steht.</text:p>
      <text:p text:style-name="P17"/>
      <text:p text:style-name="P17">c)</text:p>
      <text:p text:style-name="P17">wenn text1 gelöscht wird zeigt die Verlinkung ins leere, aber der „Anker“ der Verlinkung existiert noch.</text:p>
      <text:p text:style-name="P17"/>
      <text:p text:style-name="P17">d)</text:p>
      <text:p text:style-name="P17">cp text3 text1</text:p>
      <text:p text:style-name="P17">ln -<text:span text:style-name="T3">s </text:span>text2 text1</text:p>
      <text:p text:style-name="P17"/>
      <text:p text:style-name="P18">3.11)</text:p>
      <text:p text:style-name="P18">a)</text:p>
      <text:p text:style-name="P19">du -bhs → 13990294022 auf meinem Laptop belegt</text:p>
      <text:p text:style-name="P19"><text:soft-page-break/>b)</text:p>
      <text:p text:style-name="P19">df -h –total 126476848</text:p>
      <text:p text:style-name="P19"/>
      <text:p text:style-name="P20">3.12)</text:p>
      <text:p text:style-name="P20">a/b)</text:p>
      <text:p text:style-name="P20">tar -czvf uebungstar.tar.gz uebung3</text:p>
      <text:p text:style-name="P20"/>
      <text:p text:style-name="P20">c)</text:p>
      <text:p text:style-name="P21">cp media/&lt;user&gt;/FAT32/ ?</text:p>
      <text:p text:style-name="P21">Hatte noch nie probleme… Internet hilft nicht. Umfomatieren?</text:p>
      <text:p text:style-name="P21"/>
      <text:p text:style-name="P21">d)</text:p>
      <text:p text:style-name="P9">mount -t iso9660 /dev/scd0 <text:span text:style-name="T4">&lt;mountpoint&gt;</text:span></text:p>
      <text:p text:style-name="P9">umout /dev/hdc</text:p>
      <text:p text:style-name="P10">eject</text:p>
      <text:p text:style-name="P9"/>
      <text:p text:style-name="P22"/>
      <text:p text:style-name="P23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7T08:20:57.056233182</meta:creation-date>
    <meta:editing-duration>PT1M4S</meta:editing-duration>
    <meta:editing-cycles>3</meta:editing-cycles>
    <meta:generator>LibreOffice/6.3.3.2.0$Linux_X86_64 LibreOffice_project/3de445f0488b6b3c405222dbea27cd0e1481200f</meta:generator>
    <dc:date>2019-11-11T16:57:04.607550567</dc:date>
    <meta:document-statistic meta:table-count="0" meta:image-count="0" meta:object-count="0" meta:page-count="3" meta:paragraph-count="89" meta:word-count="314" meta:character-count="1668" meta:non-whitespace-character-count="1439"/>
  </office:meta>
</office:document-meta>
</file>